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2b3e" officeooo:paragraph-rsid="00192b3e"/>
    </style:style>
    <style:style style:name="P2" style:family="paragraph" style:parent-style-name="Standard">
      <style:text-properties officeooo:rsid="001b0b1b" officeooo:paragraph-rsid="001b0b1b"/>
    </style:style>
    <style:style style:name="P3" style:family="paragraph" style:parent-style-name="Standard">
      <style:text-properties officeooo:rsid="001bc333" officeooo:paragraph-rsid="001bc333"/>
    </style:style>
    <style:style style:name="P4" style:family="paragraph" style:parent-style-name="Standard">
      <style:text-properties officeooo:rsid="001c9444" officeooo:paragraph-rsid="001c9444"/>
    </style:style>
    <style:style style:name="P5" style:family="paragraph" style:parent-style-name="Standard">
      <style:text-properties officeooo:rsid="001c9444" officeooo:paragraph-rsid="001d6ff9"/>
    </style:style>
    <style:style style:name="P6" style:family="paragraph" style:parent-style-name="Standard">
      <style:text-properties officeooo:rsid="001eecb7" officeooo:paragraph-rsid="001eecb7"/>
    </style:style>
    <style:style style:name="P7" style:family="paragraph" style:parent-style-name="Standard">
      <style:text-properties officeooo:rsid="00206a22" officeooo:paragraph-rsid="00206a22"/>
    </style:style>
    <style:style style:name="P8" style:family="paragraph" style:parent-style-name="Standard">
      <style:text-properties officeooo:rsid="0020d063" officeooo:paragraph-rsid="0020d063"/>
    </style:style>
    <style:style style:name="P9" style:family="paragraph" style:parent-style-name="Standard">
      <style:text-properties officeooo:rsid="0023adab" officeooo:paragraph-rsid="0023adab"/>
    </style:style>
    <style:style style:name="P10" style:family="paragraph" style:parent-style-name="Standard">
      <style:text-properties officeooo:rsid="002506e2" officeooo:paragraph-rsid="002506e2"/>
    </style:style>
    <style:style style:name="P11" style:family="paragraph" style:parent-style-name="Standard">
      <style:text-properties officeooo:rsid="0025c3e5" officeooo:paragraph-rsid="0025c3e5"/>
    </style:style>
    <style:style style:name="P12" style:family="paragraph" style:parent-style-name="Standard">
      <style:text-properties officeooo:rsid="0027311c" officeooo:paragraph-rsid="0027311c"/>
    </style:style>
    <style:style style:name="P13" style:family="paragraph" style:parent-style-name="Standard">
      <style:text-properties officeooo:rsid="001d6ff9" officeooo:paragraph-rsid="001d6ff9"/>
    </style:style>
    <style:style style:name="P14" style:family="paragraph" style:parent-style-name="Standard">
      <style:text-properties officeooo:rsid="001eecb7" officeooo:paragraph-rsid="001eecb7"/>
    </style:style>
    <style:style style:name="P15" style:family="paragraph" style:parent-style-name="Standard">
      <style:text-properties officeooo:rsid="00293d8d" officeooo:paragraph-rsid="00293d8d"/>
    </style:style>
    <style:style style:name="T1" style:family="text">
      <style:text-properties officeooo:rsid="001b0b1b"/>
    </style:style>
    <style:style style:name="T2" style:family="text">
      <style:text-properties officeooo:rsid="001d6ff9"/>
    </style:style>
    <style:style style:name="T3" style:family="text">
      <style:text-properties officeooo:rsid="001eecb7"/>
    </style:style>
    <style:style style:name="T4" style:family="text">
      <style:text-properties officeooo:rsid="00222b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Install pyhton 3&amp; then use this command to allow for python virtual environments:</text:p>
      <text:p text:style-name="Standard">sudo apt-get install python3-venv</text:p>
      <text:p text:style-name="Standard"/>
      <text:p text:style-name="P1"># Then, create a folder of your choice and use the following command to duplicate a version of your # python into this folder. Then, the originalpython will not get damaged:</text:p>
      <text:p text:style-name="Standard">python3 -m venv /home/christiaan/Desktop/TensorFlow</text:p>
      <text:p text:style-name="Standard"/>
      <text:p text:style-name="P2"># Then activate the virtual environment by using:</text:p>
      <text:p text:style-name="P2">source /home/christiaan/Desktop/TensorFlow/bin/activate</text:p>
      <text:p text:style-name="P3"/>
      <text:p text:style-name="P3"># this means that pip-install goes now into the new folder instead of to the linux core python.</text:p>
      <text:p text:style-name="P4"># NB: both python &amp; python3 now point to the virtual environment. This environment is python 3 </text:p>
      <text:p text:style-name="P5"># since you used python3-command to create it. <text:span text:style-name="T2">For this reason: pip &amp; pip3 also now work both </text:span></text:p>
      <text:p text:style-name="P13"># with python3 inside this environment.</text:p>
      <text:p text:style-name="P3"/>
      <text:p text:style-name="P6"># Now, to install TensorFlow into the virtual environment, give the following command, but ONLY </text:p>
      <text:p text:style-name="P6"># when the environment is active:</text:p>
      <text:p text:style-name="P6">pip install tensorflow</text:p>
      <text:p text:style-name="P6"/>
      <text:p text:style-name="P6"># There may be a few errors including bdist_wheel etc. but they do not affect functionality.</text:p>
      <text:p text:style-name="P6"/>
      <text:p text:style-name="P6"># To test tensorflow, open python with the command</text:p>
      <text:p text:style-name="P6">python</text:p>
      <text:p text:style-name="P6"># and then give:</text:p>
      <text:p text:style-name="P6">import tensorflow as tf</text:p>
      <text:p text:style-name="P6"/>
      <text:p text:style-name="P7"># the command</text:p>
      <text:p text:style-name="P7">python -c ‘<text:span text:style-name="T3">import tensorflow as tf’ </text:span>(with ‘’ marks)</text:p>
      <text:p text:style-name="P7">will also do both at the same time.</text:p>
      <text:p text:style-name="P7"/>
      <text:p text:style-name="P8"># the command </text:p>
      <text:p text:style-name="P8">deactivate</text:p>
      <text:p text:style-name="P8"># will shut down the current virtual environment. <text:span text:style-name="T4">NB: TensorFlow will NOT work outside of this virtual environment!</text:span></text:p>
      <text:p text:style-name="P8"/>
      <text:p text:style-name="P9"># to install Keras on top of TensorFlow, make sure you have the virtual environment active and then </text:p>
      <text:p text:style-name="P9">pip install keras</text:p>
      <text:p text:style-name="P9"/>
      <text:p text:style-name="P10"># also install:</text:p>
      <text:p text:style-name="P10">pip install numpy </text:p>
      <text:p text:style-name="P10">pip install scipy</text:p>
      <text:p text:style-name="P10"/>
      <text:p text:style-name="P10"># to test Keras:</text:p>
      <text:p text:style-name="P10"># open python and give:</text:p>
      <text:p text:style-name="P10">import keras as ks</text:p>
      <text:p text:style-name="P10"># you do not need to import numpy, scipy, TensorFlow first before doing this.</text:p>
      <text:p text:style-name="P10"/>
      <text:p text:style-name="P11"># To faciliate use of the vitrtual environment, open your .bashrc and add the following line:</text:p>
      <text:p text:style-name="P11">alias TensorFlow=”<text:span text:style-name="T1">source /home/christiaan/Desktop/TensorFlow/bin/activate”</text:span></text:p>
      <text:p text:style-name="P11"># and then reload your .bashrc</text:p>
      <text:p text:style-name="P11"># you can now activate the virtual environment including the TensorFlow by the command</text:p>
      <text:p text:style-name="P11">TensorFlow</text:p>
      <text:p text:style-name="P11"><text:soft-page-break/># and then deactivate it by the deactivate-command. It will work fromeach working directory.</text:p>
      <text:p text:style-name="P12"># NB: Within each terminal shell, only one virtual environment can be active at a time. But multiple shells can run different environments in parallel.</text:p>
      <text:p text:style-name="P6"/>
      <text:p text:style-name="P15">Python 3.7 async error:</text:p>
      <text:p text:style-name="P15">All you need to do is change the argument "async" to something else in "/usr/local/lib/python3.7/site-packages/tensorflow/python/pywrap_tensorflow_internal.py" in the function definition and return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2:08:40.655160115</meta:creation-date>
    <meta:generator>LibreOffice/6.0.7.3$Linux_X86_64 LibreOffice_project/00m0$Build-3</meta:generator>
    <dc:date>2019-03-14T12:41:53.629970989</dc:date>
    <meta:editing-duration>PT27M54S</meta:editing-duration>
    <meta:editing-cycles>14</meta:editing-cycles>
    <meta:document-statistic meta:table-count="0" meta:image-count="0" meta:object-count="0" meta:page-count="2" meta:paragraph-count="42" meta:word-count="383" meta:character-count="2402" meta:non-whitespace-character-count="2055"/>
  </office:meta>
</office:document-meta>
</file>